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swersWithDelayTest.should_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swersWithDelayTest.should_succeed_when_contained_answer_should_suc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swersWithDelayTest.should_fail_when_contained_answer_shoul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swersWithDelayTest.should_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